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535in" fo:break-before="auto" style:use-optimal-row-height="false"/>
    </style:style>
    <style:style style:name="ro44" style:family="table-row">
      <style:table-row-properties style:row-height="1.4091in" fo:break-before="auto" style:use-optimal-row-height="false"/>
    </style:style>
    <style:style style:name="ro45" style:family="table-row">
      <style:table-row-properties style:row-height="3.5445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1602in" fo:break-before="auto" style:use-optimal-row-height="true"/>
    </style:style>
    <style:style style:name="ro48" style:family="table-row">
      <style:table-row-properties style:row-height="1.3055in" fo:break-before="auto" style:use-optimal-row-height="true"/>
    </style:style>
    <style:style style:name="ro49" style:family="table-row">
      <style:table-row-properties style:row-height="1.1709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8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4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4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4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to </text:span><text:span text:style-name="T2">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4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4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4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4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4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4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4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4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/>
          <table:table-cell table:style-name="ce1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3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2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 and/or mei:sourcedesc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6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4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on </text:span><text:span text:style-name="T4">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4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</text:span><text:span text:style-name="T1">smpte-24, smpte-df30, smpte-ndf30, smpte-df29.97, </text:span><text:span text:style-name="T1">smpte-ndf29.97, tcf, 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8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Currently in MEI-release-2011-05-modification.xml</text:p>
          </table:table-cell>
          <table:table-cell table:number-columns-repeated="1018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6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6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49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6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Currently in MEI-release-2011-05-modification.xml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7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#' not permitted in NMTOKENs</text:p>
          </table:table-cell>
          <table:table-cell office:value-type="string">
            <text:p>Currently in MEI-release-2011-05-modification.xml</text:p>
          </table:table-cell>
          <table:table-cell table:number-columns-repeated="1018"/>
        </table:table-row>
        <table:table-row table:style-name="ro36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model.figbassLike currently in MEI-release-2011-05-modification.xml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Currently in MEI-release-2011-05-modification.xml</text:p>
          </table:table-cell>
          <table:table-cell table:number-columns-repeated="1018"/>
        </table:table-row>
        <table:table-row table:style-name="ro50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table:number-columns-repeated="1020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Currently in MEI-release-2011-05-modification.xml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table:number-columns-repeated="1020"/>
        </table:table-row>
        <table:table-row table:style-name="ro37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 table:number-columns-repeated="1020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51" table:number-rows-repeated="654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5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1-19T15:06:24.45</dc:date>
    <meta:editing-duration>PT18H43M51S</meta:editing-duration>
    <meta:editing-cycles>120</meta:editing-cycles>
    <meta:generator>OpenOffice.org/3.2$Win32 OpenOffice.org_project/320m12$Build-9483</meta:generator>
    <dc:creator>Perry Roland</dc:creator>
    <meta:printed-by>Perry Roland</meta:printed-by>
    <meta:print-date>2011-01-19T10:44:47.59</meta:print-date>
    <meta:document-statistic meta:table-count="3" meta:cell-count="390" meta:object-count="0"/>
  </office:meta>
</office:document-meta>
</file>